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3f8e9"/>
    </style:style>
    <style:style style:name="P2" style:family="paragraph" style:parent-style-name="Standard">
      <style:text-properties officeooo:rsid="00007243" officeooo:paragraph-rsid="00063665"/>
    </style:style>
    <style:style style:name="P3" style:family="paragraph" style:parent-style-name="Standard">
      <style:text-properties officeooo:rsid="0003f8e9" officeooo:paragraph-rsid="0003f8e9"/>
    </style:style>
    <style:style style:name="P4" style:family="paragraph" style:parent-style-name="Standard">
      <style:text-properties officeooo:rsid="0003f8e9" officeooo:paragraph-rsid="00063665"/>
    </style:style>
    <style:style style:name="P5" style:family="paragraph" style:parent-style-name="Standard">
      <style:text-properties officeooo:rsid="0003f8e9" officeooo:paragraph-rsid="000771a5"/>
    </style:style>
    <style:style style:name="P6" style:family="paragraph" style:parent-style-name="Standard">
      <style:text-properties style:font-name="Courier 10 Pitch" officeooo:rsid="00032e73" officeooo:paragraph-rsid="00032e73"/>
    </style:style>
    <style:style style:name="P7" style:family="paragraph" style:parent-style-name="Standard">
      <style:text-properties style:font-name="Courier 10 Pitch" officeooo:rsid="00032e73" officeooo:paragraph-rsid="000b9fdc"/>
    </style:style>
    <style:style style:name="P8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9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10" style:family="paragraph" style:parent-style-name="Standard">
      <style:text-properties style:font-name="Courier" fo:font-size="16pt" officeooo:rsid="00063665" officeooo:paragraph-rsid="0003f8e9" style:font-size-asian="16pt" style:font-size-complex="16pt"/>
    </style:style>
    <style:style style:name="P11" style:family="paragraph" style:parent-style-name="Standard">
      <style:text-properties style:font-name="Courier" fo:font-size="16pt" officeooo:rsid="00063665" officeooo:paragraph-rsid="000771a5" style:font-size-asian="16pt" style:font-size-complex="16pt"/>
    </style:style>
    <style:style style:name="P12" style:family="paragraph" style:parent-style-name="Standard">
      <style:text-properties officeooo:rsid="00032e73" officeooo:paragraph-rsid="000b9fdc"/>
    </style:style>
    <style:style style:name="P13" style:family="paragraph" style:parent-style-name="Standard">
      <style:paragraph-properties fo:break-before="page"/>
      <style:text-properties officeooo:rsid="0003f8e9" officeooo:paragraph-rsid="000638c2"/>
    </style:style>
    <style:style style:name="P14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5" style:family="paragraph" style:parent-style-name="Standard">
      <style:text-properties style:font-name="Liberation Mono1" fo:font-size="14pt" officeooo:rsid="0003f8e9" officeooo:paragraph-rsid="0012a1c6" style:font-size-asian="14pt" style:font-size-complex="14pt"/>
    </style:style>
    <style:style style:name="P16" style:family="paragraph" style:parent-style-name="Standard">
      <style:text-properties style:font-name="Courier" fo:font-size="16pt" officeooo:rsid="00063665" officeooo:paragraph-rsid="000771a5" style:font-size-asian="16pt" style:font-size-complex="16pt"/>
    </style:style>
    <style:style style:name="P17" style:family="paragraph" style:parent-style-name="Standard">
      <style:text-properties officeooo:rsid="0003f8e9" officeooo:paragraph-rsid="000ac64e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style:font-name="Courier" fo:font-size="16pt" officeooo:rsid="0012a1c6" style:font-size-asian="16pt" style:font-size-complex="16pt"/>
    </style:style>
    <style:style style:name="T4" style:family="text">
      <style:text-properties officeooo:rsid="000b9fdc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b9f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Snippet #1: </text:span><text:span text:style-name="T6">eanhdtwouiiucot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2: <text:span text:style-name="T4">mllosirikas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3: <text:span text:style-name="T4">aphswohiuit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4: <text:span text:style-name="T4">aaecsrosem,lpm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5: <text:span text:style-name="T4">wegharneniordnw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6: <text:span text:style-name="T4">mlkauirtnthgiejnrr</text:span></text:p>
      <text:p text:style-name="P14">Vigenere key = CYBERDIS</text:p>
      <text:p text:style-name="P8">Ciphertext #1 = CLZWFFQWVWULRW</text:p>
      <text:p text:style-name="P9"/>
      <text:p text:style-name="P9"/>
      <text:p text:style-name="P9"/>
      <text:p text:style-name="P9"/>
      <text:p text:style-name="P8">Vigenere key = CYBERDIS</text:p>
      <text:p text:style-name="P8">Ciphertext #2 = YMVPUJQNGSQECLBLNC</text:p>
      <text:p text:style-name="P9"/>
      <text:p text:style-name="P9"/>
      <text:p text:style-name="P9"/>
      <text:p text:style-name="P9"/>
      <text:p text:style-name="P9"/>
      <text:p text:style-name="P9"/>
      <text:p text:style-name="P8">Vigenere key = CYBERDIS</text:p>
      <text:p text:style-name="P8">Ciphertext #3 = NGCIIWGXQPBPZWBDG</text:p>
      <text:p text:style-name="P9"/>
      <text:p text:style-name="P9"/>
      <text:p text:style-name="P9"/>
      <text:p text:style-name="P9"/>
      <text:p text:style-name="P9"/>
      <text:p text:style-name="P8">Vigenere key = CYBERDIS</text:p>
      <text:p text:style-name="P8">Ciphertext #4 = UCDYILBQYGMPUHAWTTF</text:p>
      <text:p text:style-name="P9"/>
      <text:p text:style-name="P9"/>
      <text:p text:style-name="P9"/>
      <text:p text:style-name="P9"/>
      <text:p text:style-name="P9"/>
      <text:p text:style-name="P8">Vigenere key = CYBERDIS</text:p>
      <text:p text:style-name="P8">Ciphertext #5 = PCJXYHZSPBMSJHJGVF</text:p>
      <text:p text:style-name="P9"/>
      <text:p text:style-name="P9"/>
      <text:p text:style-name="P9"/>
      <text:p text:style-name="P9"/>
      <text:p text:style-name="P9"/>
      <text:p text:style-name="P8">Vigenere key = CYBERDIS</text:p>
      <text:p text:style-name="P8">Ciphertext #6 = DCONRPQFHPBRBOQF</text:p>
      <text:p text:style-name="P13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10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2"/>
      <text:p text:style-name="P1"/>
      <text:p text:style-name="P5"><text:span text:style-name="T1">Enigma sez: </text:span><text:span text:style-name="T2">AADD LLZB DTQN SNAB JWED RXMD CIYC SQQZ GEGA BLFQ LSAP OXHI UCRC UIPP YVXC NYJZ AIMF OHDE KLRM MDKV SKHR LYOK WGMT</text:span></text:p>
      <text:p text:style-name="P11"/>
      <text:p text:style-name="P11"/>
      <text:p text:style-name="P11"/>
      <text:p text:style-name="P17"><text:span text:style-name="T1">Enigma sez: </text:span><text:span text:style-name="T2">AADD LLZB DTQN SNAB JWED RXMD CIYC SQQZ GEGA BLFQ LSAP OXHI UCRC UIPP YVXC NYJZ AIMF OHDE KLRM MDKV SKHR LYOK WGMT</text:span></text:p>
      <text:p text:style-name="P17"><text:span text:style-name="T2"/></text:p>
      <text:p text:style-name="P17"><text:span text:style-name="T2"/></text:p>
      <text:p text:style-name="P15"><text:span text:style-name="T1"/></text:p>
      <text:p text:style-name="P15"><text:span text:style-name="T1">Enigma sez: </text:span><text:span text:style-name="T2">AADD LLZB DTQN SNAB JWED RXMD CIYC SQQZ GEGA BLFQ LSAP OXHI UCRC UIPP YVXC NYJZ AIMF OHDE KLRM MDKV SKHR LYOK WGM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8-07-06T15:40:38.678916939</dc:date>
    <dc:creator>Wu-chang Feng</dc:creator>
    <meta:editing-duration>PT11M29S</meta:editing-duration>
    <meta:editing-cycles>15</meta:editing-cycles>
    <meta:generator>LibreOffice/5.1.6.2$Linux_X86_64 LibreOffice_project/10m0$Build-2</meta:generator>
    <meta:printed-by>Wu-chang Feng</meta:printed-by>
    <meta:print-date>2018-07-06T15:40:52.450865876</meta:print-date>
    <meta:document-statistic meta:table-count="0" meta:image-count="0" meta:object-count="0" meta:page-count="3" meta:paragraph-count="24" meta:word-count="216" meta:character-count="1253" meta:non-whitespace-character-count="1061"/>
  </office:meta>
</office:document-meta>
</file>